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a88a" officeooo:paragraph-rsid="001ba88a"/>
    </style:style>
    <style:style style:name="P2" style:family="paragraph" style:parent-style-name="Standard">
      <style:text-properties officeooo:rsid="001ba88a" officeooo:paragraph-rsid="001c6470"/>
    </style:style>
    <style:style style:name="T1" style:family="text">
      <style:text-properties officeooo:rsid="001c64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text:span text:style-name="T1">u</text:span>r récupérer le taux de matière sèche (MS), d'eau et de cendres, on pèse d'abord le lait, que l'on déshydrate complètement, on connait donc la quantité d'eau évaporée ainsi que la quantité de MS. Pour avoir le taux de cendre, on fait de la pyrolyse <text:span text:style-name="T1">pour brûler</text:span> tout ce qu'il reste d'organique dans le lait et après pesée, on connait les cendres dans le lait.</text:p>
      <text:p text:style-name="P1"/>
      <text:p text:style-name="P2">On étudie la concentration en eau, en cendre et en matière sèche pour éviter les fraudes. On peut rajouter de l'eau dans le lait pour faire un plus grand volume, cependant le taux de matière sèche sera beaucoup plus faible, on pourra donc dire que l'éleveur a fraudé. On aurait pu rajouter du sel pour augmenter le taux de cendre dans le lait. On peut donc <text:span text:style-name="T1">faire varier</text:span> sur 2 paramètres : l'eau et les cendres mais on ne peut pas frauder sur le taux de matière sèche du lait. Si les deux paramètres sont anormaux, on peut donc dire que l'éleveur <text:span text:style-name="T1">n’a pas respecté les règles</text:span>.</text:p>
      <text:p text:style-name="P2"><text:s/></text:p>
      <text:p text:style-name="P1">Lors du TP, les taux de matière sèche, eau et cendres sont normaux (Composition du lait), on a un peu plus de matière sèche, un peu moins d'eau .</text:p>
      <text:p text:style-name="P1">Si on ajoute de l'eau, il y a mouillage du lait et donc fraude.</text:p>
      <text:p text:style-name="P1"/>
      <text:p text:style-name="P1">Composition du lait. [en ligne]. Disponible sur : /content/composition-du-lait [Consulté le 8 décembr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09:40:06.796825010</meta:creation-date>
    <dc:date>2017-12-11T09:42:27.682833533</dc:date>
    <meta:editing-duration>PT2M20S</meta:editing-duration>
    <meta:editing-cycles>2</meta:editing-cycles>
    <meta:generator>LibreOffice/5.3.7.2.0$Linux_X86_64 LibreOffice_project/30m0$Build-2</meta:generator>
    <meta:document-statistic meta:table-count="0" meta:image-count="0" meta:object-count="0" meta:page-count="1" meta:paragraph-count="6" meta:word-count="229" meta:character-count="1252" meta:non-whitespace-character-count="1027"/>
  </office:meta>
</office:document-meta>
</file>